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Standard">
      <style:paragraph-properties fo:break-before="page"/>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act Native Components and Their Lifecycle</text:h>
      <text:p text:style-name="Text_20_body"><text:span text:style-name="Strong_20_Emphasis">React Native components</text:span> are the building blocks of a React Native application. They can be either <text:span text:style-name="Strong_20_Emphasis">functional components</text:span> or <text:span text:style-name="Strong_20_Emphasis">class components</text:span>. However, with the introduction of React hooks, functional components have become the preferred approach for most use cases due to their simplicity and ease of use.</text:p>
      <text:h text:style-name="Heading_20_4" text:outline-level="4">Functional Components</text:h>
      <text:p text:style-name="Text_20_body">Functional components are JavaScript functions that return React elements. They do not have their own state or lifecycle methods like class components do. However, with hooks, functional components can manage state and side effects.</text:p>
      <text:h text:style-name="Heading_20_4" text:outline-level="4">Lifecycle of Functional Components</text:h>
      <text:p text:style-name="Text_20_body">In functional components, lifecycle methods are replaced by hooks. The two most common hooks for managing component lifecycle are <text:span text:style-name="Source_20_Text">useEffect</text:span> and <text:span text:style-name="Source_20_Text">useState</text:span>.</text:p>
      <text:list xml:id="list3843004214150524289" text:style-name="L1">
        <text:list-item>
          <text:p text:style-name="P1"><text:span text:style-name="Strong_20_Emphasis">Initial Render:</text:span></text:p>
          <text:list>
            <text:list-item>
              <text:p text:style-name="P5">The component function is called to render the UI based on the initial props and state.</text:p>
            </text:list-item>
          </text:list>
        </text:list-item>
        <text:list-item>
          <text:p text:style-name="P1"><text:span text:style-name="Strong_20_Emphasis">Mounting:</text:span></text:p>
          <text:list>
            <text:list-item>
              <text:p text:style-name="P5">The component is added to the DOM. In functional components, the <text:span text:style-name="Source_20_Text">useEffect</text:span> hook can be used to run code when the component mounts. The first argument to <text:span text:style-name="Source_20_Text">useEffect</text:span> is a function that will run after the component renders.</text:p>
            </text:list-item>
          </text:list>
        </text:list-item>
        <text:list-item>
          <text:p text:style-name="P1"><text:span text:style-name="Strong_20_Emphasis">Updating:</text:span></text:p>
          <text:list>
            <text:list-item>
              <text:p text:style-name="P5">When the state or props of a component change, the component re-renders. The <text:span text:style-name="Source_20_Text">useEffect</text:span> hook can also be used to respond to changes in state or props. The second argument to <text:span text:style-name="Source_20_Text">useEffect</text:span> is an array of dependencies that determine when the effect should run.</text:p>
            </text:list-item>
          </text:list>
        </text:list-item>
        <text:list-item>
          <text:p text:style-name="P1"><text:span text:style-name="Strong_20_Emphasis">Unmounting:</text:span></text:p>
          <text:list>
            <text:list-item>
              <text:p text:style-name="P1">When a component is removed from the DOM, any cleanup work can be done in a return function inside <text:span text:style-name="Source_20_Text">useEffect</text:span>.</text:p>
            </text:list-item>
          </text:list>
        </text:list-item>
      </text:list>
      <text:h text:style-name="Heading_20_4" text:outline-level="4">Example: Functional Component with Lifecycle</text:h>
      <text:p text:style-name="Text_20_body">Here is an example of a functional component in React Native that demonstrates the use of the <text:span text:style-name="Source_20_Text">useState</text:span> and <text:span text:style-name="Source_20_Text">useEffect</text:span> hooks.</text:p>
      <text:p text:style-name="Standard">import React, { useState, useEffect } from 'react';</text:p>
      <text:p text:style-name="Standard">import { View, Text, Button } from 'react-native';</text:p>
      <text:p text:style-name="Standard"/>
      <text:p text:style-name="Standard">const Counter = () =&gt; {</text:p>
      <text:p text:style-name="Standard"><text:s text:c="2"/>// Declare a state variable named 'count' and a function 'setCount' to update it</text:p>
      <text:p text:style-name="Standard"><text:s text:c="2"/>const [count, setCount] = useState(0);</text:p>
      <text:p text:style-name="Standard"/>
      <text:p text:style-name="Standard"><text:s text:c="2"/>// useEffect runs after the component renders</text:p>
      <text:p text:style-name="Standard"><text:s text:c="2"/>useEffect(() =&gt; {</text:p>
      <text:p text:style-name="Standard"><text:s text:c="4"/>console.log('Component mounted or updated');</text:p>
      <text:p text:style-name="Standard"><text:soft-page-break/></text:p>
      <text:p text:style-name="Standard"><text:s text:c="4"/>// Cleanup function runs when the component unmounts or before the next effect runs</text:p>
      <text:p text:style-name="Standard"><text:s text:c="4"/>return () =&gt; {</text:p>
      <text:p text:style-name="Standard"><text:s text:c="6"/>console.log('Component will unmount');</text:p>
      <text:p text:style-name="Standard"><text:s text:c="4"/>};</text:p>
      <text:p text:style-name="Standard"><text:s text:c="2"/>}, [count]); // Dependency array, effect runs when 'count' changes</text:p>
      <text:p text:style-name="Standard"/>
      <text:p text:style-name="Standard"><text:s text:c="2"/>return (</text:p>
      <text:p text:style-name="Standard"><text:s text:c="4"/>&lt;View&gt;</text:p>
      <text:p text:style-name="Standard"><text:s text:c="6"/>&lt;Text&gt;Count: {count}&lt;/Text&gt;</text:p>
      <text:p text:style-name="Standard"><text:s text:c="6"/>&lt;Button title="Increment" onPress={() =&gt; setCount(count + 1)} /&gt;</text:p>
      <text:p text:style-name="Standard"><text:s text:c="4"/>&lt;/View&gt;</text:p>
      <text:p text:style-name="Standard"><text:s text:c="2"/>);</text:p>
      <text:p text:style-name="Standard">};</text:p>
      <text:p text:style-name="Standard"/>
      <text:p text:style-name="Standard">export default Counter;</text:p>
      <text:p text:style-name="Standard"/>
      <text:p text:style-name="Standard"/>
      <text:h text:style-name="Heading_20_4" text:outline-level="4">Breakdown of the Example</text:h>
      <text:list xml:id="list2195556849906741362" text:style-name="L2">
        <text:list-item>
          <text:p text:style-name="P2"><text:span text:style-name="Strong_20_Emphasis">State Management (</text:span><text:span text:style-name="Strong_20_Emphasis"><text:span text:style-name="Source_20_Text">useState</text:span></text:span><text:span text:style-name="Strong_20_Emphasis">)</text:span>:</text:p>
          <text:list>
            <text:list-item>
              <text:p text:style-name="P6"><text:span text:style-name="Source_20_Text">useState</text:span> is used to create a state variable <text:span text:style-name="Source_20_Text">count</text:span> with an initial value of 0. The <text:span text:style-name="Source_20_Text">setCount</text:span> function is used to update the <text:span text:style-name="Source_20_Text">count</text:span> state.</text:p>
            </text:list-item>
          </text:list>
        </text:list-item>
        <text:list-item>
          <text:p text:style-name="P2"><text:span text:style-name="Strong_20_Emphasis">Effect Hook (</text:span><text:span text:style-name="Strong_20_Emphasis"><text:span text:style-name="Source_20_Text">useEffect</text:span></text:span><text:span text:style-name="Strong_20_Emphasis">)</text:span>:</text:p>
          <text:list>
            <text:list-item>
              <text:p text:style-name="P6"><text:span text:style-name="Source_20_Text">useEffect</text:span> is used to perform side effects in the component. In this example, the effect logs a message to the console whenever the component mounts or updates.</text:p>
            </text:list-item>
            <text:list-item>
              <text:p text:style-name="P6">The return statement inside <text:span text:style-name="Source_20_Text">useEffect</text:span> is a cleanup function that runs when the component unmounts or before the effect runs again. This is useful for cleaning up subscriptions, timers, or any other side effects.</text:p>
            </text:list-item>
          </text:list>
        </text:list-item>
        <text:list-item>
          <text:p text:style-name="P2"><text:span text:style-name="Strong_20_Emphasis">Render</text:span>:</text:p>
          <text:list>
            <text:list-item>
              <text:p text:style-name="P2">The component returns a view containing a text element displaying the count and a button to increment the count. When the button is pressed, <text:span text:style-name="Source_20_Text">setCount</text:span> updates the <text:span text:style-name="Source_20_Text">count</text:span> state, triggering a re-render.</text:p>
            </text:list-item>
          </text:list>
        </text:list-item>
      </text:list>
      <text:h text:style-name="Heading_20_4" text:outline-level="4"><text:span text:style-name="Strong_20_Emphasis">Lifecycle Phases in Functional Components</text:span></text:h>
      <text:list xml:id="list297676511720589183" text:style-name="L3">
        <text:list-item>
          <text:p text:style-name="P3"><text:span text:style-name="Strong_20_Emphasis">Mounting</text:span>: When the component is first added to the DOM.</text:p>
          <text:list>
            <text:list-item>
              <text:p text:style-name="P7"><text:span text:style-name="Source_20_Text">useEffect</text:span> can simulate <text:span text:style-name="Source_20_Text">componentDidMount</text:span> by providing an empty dependency array <text:span text:style-name="Source_20_Text">[]</text:span>, meaning the effect runs only once after the initial render.</text:p>
            </text:list-item>
          </text:list>
        </text:list-item>
        <text:list-item>
          <text:p text:style-name="P3"><text:span text:style-name="Strong_20_Emphasis">Updating</text:span>: When the component's state or props change.</text:p>
          <text:list>
            <text:list-item>
              <text:p text:style-name="P7"><text:span text:style-name="Source_20_Text">useEffect</text:span> with dependencies <text:span text:style-name="Source_20_Text">[count]</text:span> runs the effect whenever <text:span text:style-name="Source_20_Text">count</text:span> changes.</text:p>
            </text:list-item>
          </text:list>
        </text:list-item>
        <text:list-item>
          <text:p text:style-name="P3"><text:span text:style-name="Strong_20_Emphasis">Unmounting</text:span>: When the component is removed from the DOM.</text:p>
          <text:list>
            <text:list-item>
              <text:p text:style-name="P3">The cleanup function inside <text:span text:style-name="Source_20_Text">useEffect</text:span> is called, which is similar to <text:span text:style-name="Source_20_Text">componentWillUnmount</text:span> in class components.</text:p>
            </text:list-item>
          </text:list>
        </text:list-item>
      </text:list>
      <text:h text:style-name="Heading_20_3" text:outline-level="3"><text:soft-page-break/><text:span text:style-name="Strong_20_Emphasis">Lifecycle Methods in Functional Components</text:span></text:h>
      <text:p text:style-name="Text_20_body">While functional components do not have traditional lifecycle methods like class components (<text:span text:style-name="Source_20_Text">componentDidMount</text:span>, <text:span text:style-name="Source_20_Text">componentDidUpdate</text:span>, <text:span text:style-name="Source_20_Text">componentWillUnmount</text:span>), the <text:span text:style-name="Source_20_Text">useEffect</text:span> hook can mimic these lifecycle phases:</text:p>
      <text:list xml:id="list1262658563260688775" text:style-name="L4">
        <text:list-item>
          <text:p text:style-name="P4"><text:span text:style-name="Strong_20_Emphasis">Component Did Mount</text:span>: <text:span text:style-name="Source_20_Text">useEffect</text:span> with an empty dependency array <text:span text:style-name="Source_20_Text">[]</text:span> runs once after the initial render.</text:p>
        </text:list-item>
      </text:list>
      <text:p text:style-name="Standard">useEffect(() =&gt; {</text:p>
      <text:p text:style-name="Standard"><text:s text:c="2"/>console.log('Component mounted');</text:p>
      <text:p text:style-name="Standard"/>
      <text:p text:style-name="Standard"><text:s text:c="2"/>return () =&gt; {</text:p>
      <text:p text:style-name="Standard"><text:s text:c="4"/>console.log('Component will unmount');</text:p>
      <text:p text:style-name="Standard"><text:s text:c="2"/>};</text:p>
      <text:p text:style-name="Standard">}, []);</text:p>
      <text:p text:style-name="Standard"/>
      <text:p text:style-name="Standard"/>
      <text:p text:style-name="Standard"><text:span text:style-name="Strong_20_Emphasis">Component Did Update</text:span>: <text:span text:style-name="Source_20_Text">useEffect</text:span> with specific dependencies runs when those dependencies change. </text:p>
      <text:p text:style-name="Standard">useEffect(() =&gt; {</text:p>
      <text:p text:style-name="Standard"><text:s text:c="2"/>console.log('Component updated');</text:p>
      <text:p text:style-name="Standard">}, [someDependency]);</text:p>
      <text:p text:style-name="Standard"/>
      <text:p text:style-name="Standard"><text:span text:style-name="Strong_20_Emphasis">Component Will Unmount</text:span>: The cleanup function inside <text:span text:style-name="Source_20_Text">useEffect</text:span> runs when the component is about to unmount. </text:p>
      <text:p text:style-name="Standard"/>
      <text:p text:style-name="Standard">useEffect(() =&gt; {</text:p>
      <text:p text:style-name="Standard"><text:s text:c="2"/>return () =&gt; {</text:p>
      <text:p text:style-name="Standard"><text:s text:c="4"/>console.log('Component will unmount');</text:p>
      <text:p text:style-name="Standard"><text:s text:c="2"/>};</text:p>
      <text:p text:style-name="Standard">}, []);</text:p>
      <text:p text:style-name="Standard"/>
      <text:p text:style-name="Standard">Practical Example: Fetching Data with <text:span text:style-name="Source_20_Text">useEffect</text:span> </text:p>
      <text:p text:style-name="Standard"/>
      <text:p text:style-name="Standard">import React, { useState, useEffect } from 'react';</text:p>
      <text:p text:style-name="Standard">import { View, Text, ActivityIndicator } from 'react-native';</text:p>
      <text:p text:style-name="Standard"/>
      <text:p text:style-name="Standard">const DataFetcher = () =&gt; {</text:p>
      <text:p text:style-name="Standard"><text:s text:c="2"/>const [data, setData] = useState(null);</text:p>
      <text:p text:style-name="Standard"><text:s text:c="2"/>const [loading, setLoading] = useState(true);</text:p>
      <text:p text:style-name="Standard"/>
      <text:p text:style-name="Standard"><text:s text:c="2"/>useEffect(() =&gt; {</text:p>
      <text:p text:style-name="Standard"><text:s text:c="4"/>fetch('https://api.example.com/data')</text:p>
      <text:p text:style-name="Standard"><text:s text:c="6"/>.then(response =&gt; response.json())</text:p>
      <text:p text:style-name="Standard"><text:s text:c="6"/>.then(json =&gt; {</text:p>
      <text:p text:style-name="Standard"><text:s text:c="8"/>setData(json);</text:p>
      <text:p text:style-name="Standard"><text:s text:c="8"/>setLoading(false);</text:p>
      <text:p text:style-name="Standard"><text:s text:c="6"/>})</text:p>
      <text:p text:style-name="Standard"><text:s text:c="6"/>.catch(error =&gt; {</text:p>
      <text:p text:style-name="Standard"><text:soft-page-break/><text:s text:c="8"/>console.error(error);</text:p>
      <text:p text:style-name="Standard"><text:s text:c="8"/>setLoading(false);</text:p>
      <text:p text:style-name="Standard"><text:s text:c="6"/>});</text:p>
      <text:p text:style-name="Standard"><text:s text:c="2"/>}, []);</text:p>
      <text:p text:style-name="Standard"/>
      <text:p text:style-name="Standard"><text:s text:c="2"/>if (loading) {</text:p>
      <text:p text:style-name="Standard"><text:s text:c="4"/>return &lt;ActivityIndicator /&gt;;</text:p>
      <text:p text:style-name="Standard"><text:s text:c="2"/>}</text:p>
      <text:p text:style-name="Standard"/>
      <text:p text:style-name="Standard"><text:s text:c="2"/>return (</text:p>
      <text:p text:style-name="Standard"><text:s text:c="4"/>&lt;View&gt;</text:p>
      <text:p text:style-name="Standard"><text:s text:c="6"/>&lt;Text&gt;Data: {JSON.stringify(data)}&lt;/Text&gt;</text:p>
      <text:p text:style-name="Standard"><text:s text:c="4"/>&lt;/View&gt;</text:p>
      <text:p text:style-name="Standard"><text:s text:c="2"/>);</text:p>
      <text:p text:style-name="Standard">};</text:p>
      <text:p text:style-name="Standard"/>
      <text:p text:style-name="Standard">export default DataFetcher;</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kash kapari</meta:initial-creator>
    <meta:creation-date>2024-08-04T20:53:56.44</meta:creation-date>
    <meta:generator>OpenOffice/4.1.7$Win32 OpenOffice.org_project/417m1$Build-9800</meta:generator>
    <meta:document-statistic meta:table-count="0" meta:image-count="0" meta:object-count="0" meta:page-count="5" meta:paragraph-count="99" meta:word-count="783" meta:character-count="5304"/>
    <dc:date>2024-08-04T21:07:11.05</dc:date>
    <dc:creator>vikash kapari</dc:creator>
    <meta:editing-duration>PT13M14S</meta:editing-duration>
    <meta:editing-cycles>1</meta:editing-cycles>
  </office:meta>
</office:document-meta>
</file>